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3" manifest:media-type="application/vnd.sun.star.oleobjec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apple-system" svg:font-family="apple-system, BlinkMacSystemFont, 'Segoe UI', Helvetica, Arial, sans-serif, 'Apple Color Emoji', 'Segoe UI Emoji'"/>
    <style:font-face style:name="Courier New" svg:font-family="'Courier New'" style:font-family-generic="modern"/>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master-page-name="Standard">
      <style:paragraph-properties fo:margin-top="0cm" fo:margin-bottom="0cm" loext:contextual-spacing="false" fo:text-align="center" style:justify-single-word="false" style:page-number="1"/>
    </style:style>
    <style:style style:name="P2" style:family="paragraph" style:parent-style-name="Heading_20_1">
      <style:paragraph-properties fo:margin-left="0cm" fo:margin-right="0cm" fo:text-indent="0cm" style:auto-text-indent="false"/>
      <style:text-properties fo:font-weight="normal" officeooo:rsid="0008e261" officeooo:paragraph-rsid="0008e261" style:font-weight-asian="normal" style:font-weight-complex="normal"/>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indent="0cm" style:auto-text-indent="false"/>
      <style:text-properties fo:font-weight="bold" style:font-weight-asian="bold" style:font-weight-complex="bold"/>
    </style:style>
    <style:style style:name="P5" style:family="paragraph" style:parent-style-name="Standard">
      <style:paragraph-properties fo:margin-left="0cm" fo:margin-right="0cm" fo:text-indent="0cm" style:auto-text-indent="false"/>
      <style:text-properties officeooo:rsid="0008e261" officeooo:paragraph-rsid="0008e261"/>
    </style:style>
    <style:style style:name="P6" style:family="paragraph" style:parent-style-name="Standard">
      <style:paragraph-properties fo:margin-left="0cm" fo:margin-right="0cm" fo:text-indent="0cm" style:auto-text-indent="false"/>
      <style:text-properties officeooo:rsid="0009b9c3" officeooo:paragraph-rsid="0009b9c3"/>
    </style:style>
    <style:style style:name="P7" style:family="paragraph" style:parent-style-name="Standard">
      <style:paragraph-properties fo:margin-left="0cm" fo:margin-right="0cm" fo:text-indent="0cm" style:auto-text-indent="false"/>
      <style:text-properties fo:font-size="12pt" fo:font-weight="normal" officeooo:rsid="0009b9c3" officeooo:paragraph-rsid="0009b9c3" style:font-size-asian="12pt" style:font-weight-asian="normal" style:font-size-complex="12pt" style:font-weight-complex="normal"/>
    </style:style>
    <style:style style:name="P8" style:family="paragraph" style:parent-style-name="Standard">
      <style:paragraph-properties fo:margin-left="0cm" fo:margin-right="0cm" fo:text-align="start" style:justify-single-word="false" fo:text-indent="0cm" style:auto-text-indent="false"/>
      <style:text-properties fo:font-size="12pt" fo:font-weight="normal" officeooo:paragraph-rsid="0009b9c3" style:font-size-asian="12pt" style:font-weight-asian="normal" style:font-size-complex="12pt" style:font-weight-complex="normal"/>
    </style:style>
    <style:style style:name="P9"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P10" style:family="paragraph" style:parent-style-name="Standard">
      <style:paragraph-properties fo:margin-left="0.635cm" fo:margin-right="0cm" fo:text-indent="-0.635cm" style:auto-text-indent="false"/>
    </style:style>
    <style:style style:name="P11" style:family="paragraph" style:parent-style-name="Standard" style:list-style-name="WW8Num6">
      <style:paragraph-properties fo:margin-left="0.635cm" fo:margin-right="0cm" fo:text-indent="-0.635cm" style:auto-text-indent="false"/>
    </style:style>
    <style:style style:name="P12" style:family="paragraph" style:parent-style-name="Standard">
      <style:paragraph-properties fo:margin-left="0.635cm" fo:margin-right="0cm" fo:text-indent="-0.635cm" style:auto-text-indent="false"/>
      <style:text-properties officeooo:rsid="0007566f" officeooo:paragraph-rsid="0007566f"/>
    </style:style>
    <style:style style:name="P13" style:family="paragraph" style:parent-style-name="Standard">
      <style:paragraph-properties fo:margin-left="0.635cm" fo:margin-right="0cm" fo:text-indent="-0.635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635cm" fo:margin-right="0cm" fo:text-indent="-0.635cm" style:auto-text-indent="false"/>
      <style:text-properties fo:font-weight="bold" style:font-weight-asian="bold" style:font-weight-complex="bold"/>
    </style:style>
    <style:style style:name="P15" style:family="paragraph" style:parent-style-name="Standard" style:list-style-name="WW8Num6">
      <style:paragraph-properties fo:margin-left="0.635cm" fo:margin-right="0cm" fo:text-indent="-0.635cm" style:auto-text-indent="false"/>
      <style:text-properties fo:font-weight="bold" style:font-weight-asian="bold" style:font-weight-complex="bold"/>
    </style:style>
    <style:style style:name="P16" style:family="paragraph" style:parent-style-name="Standard">
      <style:paragraph-properties fo:margin-left="0.635cm" fo:margin-right="0cm" fo:text-indent="-0.635cm" style:auto-text-indent="false"/>
      <style:text-properties fo:font-weight="normal" officeooo:rsid="0007566f" officeooo:paragraph-rsid="0007566f" style:font-weight-asian="normal" style:font-weight-complex="normal"/>
    </style:style>
    <style:style style:name="P17" style:family="paragraph" style:parent-style-name="Standard">
      <style:paragraph-properties fo:margin-left="0.635cm" fo:margin-right="0cm" fo:text-indent="-0.635cm" style:auto-text-indent="false"/>
      <style:text-properties fo:font-weight="normal" officeooo:rsid="0008e261" officeooo:paragraph-rsid="0008e261" style:font-weight-asian="normal" style:font-weight-complex="normal"/>
    </style:style>
    <style:style style:name="P18" style:family="paragraph" style:parent-style-name="Standard">
      <style:paragraph-properties fo:margin-left="0.635cm" fo:margin-right="0cm" fo:text-indent="-0.635cm" style:auto-text-indent="false"/>
      <style:text-properties fo:font-size="10.5pt" fo:font-weight="normal" officeooo:rsid="00084840" officeooo:paragraph-rsid="0007566f" style:font-size-asian="10.5pt" style:font-weight-asian="normal" style:font-size-complex="10.5pt" style:font-weight-complex="normal"/>
    </style:style>
    <style:style style:name="P19" style:family="paragraph" style:parent-style-name="Standard">
      <style:paragraph-properties fo:margin-left="0.635cm" fo:margin-right="0cm" fo:text-indent="-0.635cm" style:auto-text-indent="false"/>
      <style:text-properties fo:font-size="10.5pt" officeooo:rsid="000d1635" officeooo:paragraph-rsid="0008e261" style:font-size-asian="10.5pt" style:font-size-complex="10.5pt"/>
    </style:style>
    <style:style style:name="P20" style:family="paragraph" style:parent-style-name="Standard">
      <style:paragraph-properties fo:margin-left="0.635cm" fo:margin-right="0cm" fo:text-indent="-0.635cm" style:auto-text-indent="false"/>
      <style:text-properties fo:font-size="12pt" fo:font-weight="normal" officeooo:rsid="00084840" officeooo:paragraph-rsid="0007566f" style:font-size-asian="12pt" style:font-weight-asian="normal" style:font-size-complex="12pt" style:font-weight-complex="normal"/>
    </style:style>
    <style:style style:name="P21" style:family="paragraph" style:parent-style-name="Standard">
      <style:paragraph-properties fo:margin-left="0.635cm" fo:margin-right="0cm" fo:text-indent="-0.635cm" style:auto-text-indent="false"/>
      <style:text-properties fo:font-size="12pt" fo:font-weight="normal" officeooo:rsid="000b993d" officeooo:paragraph-rsid="0007566f" style:font-size-asian="12pt" style:font-weight-asian="normal" style:font-size-complex="12pt" style:font-weight-complex="normal"/>
    </style:style>
    <style:style style:name="P22" style:family="paragraph" style:parent-style-name="Standard">
      <style:paragraph-properties fo:margin-left="0.635cm" fo:margin-right="0cm" fo:text-indent="-0.635cm" style:auto-text-indent="false"/>
      <style:text-properties fo:font-size="12pt" fo:font-weight="normal" officeooo:rsid="000b993d" officeooo:paragraph-rsid="0008e261" style:font-size-asian="12pt" style:font-weight-asian="normal" style:font-size-complex="12pt" style:font-weight-complex="normal"/>
    </style:style>
    <style:style style:name="P23" style:family="paragraph" style:parent-style-name="Standard">
      <style:paragraph-properties fo:margin-left="0.635cm" fo:margin-right="0cm" fo:text-indent="-0.635cm" style:auto-text-indent="false"/>
      <style:text-properties fo:font-size="12pt" fo:font-weight="normal" officeooo:rsid="000996f3" officeooo:paragraph-rsid="0007566f" style:font-size-asian="12pt" style:font-weight-asian="normal" style:font-size-complex="12pt" style:font-weight-complex="normal"/>
    </style:style>
    <style:style style:name="P24" style:family="paragraph" style:parent-style-name="Standard">
      <style:paragraph-properties fo:margin-left="0.635cm" fo:margin-right="0cm" fo:text-indent="-0.635cm" style:auto-text-indent="false"/>
      <style:text-properties fo:font-size="12pt" fo:font-weight="normal" officeooo:rsid="000a47aa" officeooo:paragraph-rsid="0007566f" style:font-size-asian="12pt" style:font-weight-asian="normal" style:font-size-complex="12pt" style:font-weight-complex="normal"/>
    </style:style>
    <style:style style:name="P25" style:family="paragraph" style:parent-style-name="Standard">
      <style:paragraph-properties fo:margin-left="0.635cm" fo:margin-right="0cm" fo:text-indent="-0.635cm" style:auto-text-indent="false"/>
      <style:text-properties fo:font-size="12pt" style:text-underline-style="none" fo:font-weight="normal" officeooo:rsid="00084840" officeooo:paragraph-rsid="0007566f" style:font-size-asian="12pt" style:font-weight-asian="normal" style:font-size-complex="12pt" style:font-weight-complex="normal"/>
    </style:style>
    <style:style style:name="P26" style:family="paragraph" style:parent-style-name="Standard">
      <style:paragraph-properties fo:margin-left="0.635cm" fo:margin-right="0cm" fo:text-indent="-0.635cm" style:auto-text-indent="false"/>
      <style:text-properties fo:font-size="12pt" style:text-underline-style="none" fo:font-weight="normal" officeooo:rsid="000b993d" officeooo:paragraph-rsid="0007566f" style:font-size-asian="12pt" style:font-weight-asian="normal" style:font-size-complex="12pt" style:font-weight-complex="normal"/>
    </style:style>
    <style:style style:name="P27" style:family="paragraph" style:parent-style-name="Standard">
      <style:paragraph-properties fo:margin-left="0.635cm" fo:margin-right="0cm" fo:text-indent="-0.635cm" style:auto-text-indent="false"/>
      <style:text-properties fo:font-size="12pt" fo:font-weight="bold" officeooo:rsid="000a47aa" officeooo:paragraph-rsid="0007566f" style:font-size-asian="12pt" style:font-weight-asian="bold" style:font-size-complex="12pt" style:font-weight-complex="bold"/>
    </style:style>
    <style:style style:name="P28" style:family="paragraph" style:parent-style-name="Standard">
      <style:paragraph-properties fo:margin-left="0cm" fo:margin-right="0cm" fo:text-indent="0cm" style:auto-text-indent="false"/>
      <style:text-properties fo:font-size="12pt" fo:font-weight="normal" officeooo:rsid="00084840" officeooo:paragraph-rsid="0007566f" style:font-size-asian="12pt" style:font-weight-asian="normal" style:font-size-complex="12pt" style:font-weight-complex="normal"/>
    </style:style>
    <style:style style:name="P29" style:family="paragraph" style:parent-style-name="Footer">
      <style:paragraph-properties fo:margin-left="0cm" fo:margin-right="0.635cm" fo:text-indent="1.27cm" style:auto-text-indent="false"/>
    </style:style>
    <style:style style:name="P30" style:family="paragraph" style:parent-style-name="Figure_20_Title">
      <style:paragraph-properties fo:text-align="start" style:justify-single-word="false"/>
      <style:text-properties officeooo:rsid="0008e261" officeooo:paragraph-rsid="0008e261"/>
    </style:style>
    <style:style style:name="P31" style:family="paragraph" style:parent-style-name="Figure_20_Title">
      <style:paragraph-properties fo:text-align="start" style:justify-single-word="false"/>
      <style:text-properties fo:font-size="12pt" fo:font-weight="normal" officeooo:paragraph-rsid="0009b9c3" style:font-size-asian="12pt" style:font-weight-asian="normal" style:font-size-complex="12pt" style:font-weight-complex="normal"/>
    </style:style>
    <style:style style:name="P32" style:family="paragraph" style:parent-style-name="Figure_20_Title">
      <style:paragraph-properties fo:margin-left="0cm" fo:margin-right="0cm" fo:text-align="start" style:justify-single-word="false" fo:text-indent="0cm" style:auto-text-indent="false"/>
      <style:text-properties fo:font-size="12pt" fo:font-weight="normal" officeooo:rsid="0009b9c3" officeooo:paragraph-rsid="0009b9c3" style:font-size-asian="12pt" style:font-weight-asian="normal" style:font-size-complex="12pt" style:font-weight-complex="normal"/>
    </style:style>
    <style:style style:name="P33" style:family="paragraph" style:parent-style-name="Figure_20_Body1">
      <style:paragraph-properties fo:margin-top="0cm" fo:margin-bottom="0cm" loext:contextual-spacing="false"/>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style:text-underline-style="solid" style:text-underline-width="auto" style:text-underline-color="font-color" officeooo:rsid="0007566f" style:font-size-asian="12pt" style:font-size-complex="12pt"/>
    </style:style>
    <style:style style:name="T5" style:family="text">
      <style:text-properties fo:font-size="12pt" style:text-underline-style="none"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weight="normal" style:font-weight-asian="normal" style:font-weight-complex="normal"/>
    </style:style>
    <style:style style:name="T8" style:family="text">
      <style:text-properties fo:font-weight="normal" officeooo:rsid="0008e261" style:font-weight-asian="normal" style:font-weight-complex="normal"/>
    </style:style>
    <style:style style:name="T9" style:family="text">
      <style:text-properties style:text-underline-style="none"/>
    </style:style>
    <style:style style:name="T10" style:family="text">
      <style:text-properties style:text-underline-style="none" officeooo:rsid="000a47aa"/>
    </style:style>
    <style:style style:name="T11" style:family="text">
      <style:text-properties style:text-underline-style="none" officeooo:rsid="000b993d"/>
    </style:style>
    <style:style style:name="T12" style:family="text">
      <style:text-properties style:text-underline-style="none" officeooo:rsid="000d1635"/>
    </style:style>
    <style:style style:name="T13" style:family="text">
      <style:text-properties style:text-underline-style="none" officeooo:rsid="00112c15"/>
    </style:style>
    <style:style style:name="T14" style:family="text">
      <style:text-properties style:text-underline-style="none" officeooo:rsid="0008e261"/>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07566f"/>
    </style:style>
    <style:style style:name="T17" style:family="text">
      <style:text-properties style:text-underline-style="solid" style:text-underline-width="auto" style:text-underline-color="font-color" officeooo:rsid="000d1635"/>
    </style:style>
    <style:style style:name="T18" style:family="text">
      <style:text-properties officeooo:rsid="00112c15"/>
    </style:style>
    <style:style style:name="T19" style:family="text"/>
    <style:style style:name="fr1" style:family="graphic" style:parent-style-name="OLE">
      <style:graphic-properties fo:margin-left="0cm" fo:margin-right="0cm" style:vertical-pos="top" style:vertical-rel="baseline" fo:padding="0.002cm" fo:border="none" draw:ole-draw-aspect="1" draw:visible-area-top="0cm" draw:visible-area-width="13.467cm" draw:visible-area-height="11.165cm"/>
    </style:style>
    <style:style style:name="fr2" style:family="graphic" style:parent-style-name="OLE">
      <style:graphic-properties fo:margin-left="0cm" fo:margin-right="0cm" style:vertical-pos="top" style:vertical-rel="baseline" fo:padding="0.002cm" fo:border="none" draw:ole-draw-aspect="1" draw:visible-area-top="0cm" draw:visible-area-width="6.826cm" draw:visible-area-height="4.868cm"/>
    </style:style>
    <style:style style:name="fr3" style:family="graphic" style:parent-style-name="OLE">
      <style:graphic-properties fo:margin-left="0cm" fo:margin-right="0cm" style:vertical-pos="top" style:vertical-rel="baseline" fo:padding="0.002cm" fo:border="none" draw:ole-draw-aspect="1" draw:visible-area-top="0cm" draw:visible-area-width="9.077cm" draw:visible-area-height="2.67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ssignment for Module 10</text:h>
      <text:p text:style-name="Text_20_body_20_indent">The assignment for Module 10 involves problems for schema conversion. Problems 1 to 4 involve the ERD in Figure 1.</text:p>
      <text:p text:style-name="P3"><draw:frame draw:style-name="fr1" draw:name="Object1" text:anchor-type="as-char" svg:width="13.467cm" svg:height="11.165cm" draw:z-index="0"><draw:object-ole xlink:href="./Object 1" xlink:type="simple" xlink:show="embed" xlink:actuate="onLoad"/><draw:image xlink:href="./ObjectReplacements/Object 1" xlink:type="simple" xlink:show="embed" xlink:actuate="onLoad"/></draw:frame></text:p>
      <text:p text:style-name="Figure_20_Title">Figure 1: ERD for Problems 1 to 4</text:p>
      <text:p text:style-name="Figure_20_Title"/>
      <text:p text:style-name="Figure_20_Title"/>
      <text:p text:style-name="Figure_20_Title"/>
      <text:p text:style-name="Figure_20_Title"/>
      <text:p text:style-name="Figure_20_Title"/>
      <text:p text:style-name="Figure_20_Title"/>
      <text:p text:style-name="Figure_20_Title"/>
      <text:list xml:id="list421247416" text:style-name="WW8Num6">
        <text:list-item>
          <text:p text:style-name="P15"><text:soft-page-break/>For the ERD in Figure 1, you should indicate the applications of the entity type rule. For each entity type rule application, you should identify the table name, primary key, and other columns. You do not need to write CREATE TABLE statements.</text:p>
        </text:list-item>
      </text:list>
      <text:p text:style-name="P12">Answer:</text:p>
      <text:p text:style-name="P20"><text:span text:style-name="T9"><text:tab/>Student</text:span><text:span text:style-name="T15">(StdNo </text:span><text:span text:style-name="T16">PRIMARYKEY</text:span><text:span text:style-name="T9">, StdName, StdAddress, Stdcity, StdState, Stdzip, StdEmail)</text:span></text:p>
      <text:p text:style-name="P18"><text:tab/><text:span text:style-name="T2">Institution(</text:span><text:span text:style-name="T3">InstID </text:span><text:span text:style-name="T4">PRIMARY KEY</text:span><text:span text:style-name="T3">, </text:span><text:span text:style-name="T5">InstName</text:span><text:span text:style-name="T3">, </text:span><text:span text:style-name="T5">InstMascot</text:span><text:span text:style-name="T3">)</text:span></text:p>
      <text:p text:style-name="P28"><text:span text:style-name="T9"><text:s text:c="5"/>Lender(</text:span><text:span text:style-name="T15">LenderN </text:span><text:span text:style-name="T16">PRIMARY KEY</text:span><text:span text:style-name="T15">o</text:span><text:span text:style-name="T9">, LendName)</text:span></text:p>
      <text:p text:style-name="P20"><text:span text:style-name="T9"><text:tab/>Loan(</text:span><text:span text:style-name="T15">LoanNo </text:span><text:span text:style-name="T16">PRIMARY KEY</text:span><text:span text:style-name="T15">, </text:span><text:span text:style-name="T9">ProcDate, DisbMethod, DisbBank, DateAuth, NoteValue, Subsidized, Rate).</text:span></text:p>
      <text:p text:style-name="P21"><text:span text:style-name="T9"><text:tab/>DisburseLine(</text:span><text:span text:style-name="T15">Datasent</text:span><text:span text:style-name="T9">, Amount, OrigFee, GuarFee)</text:span></text:p>
      <text:p text:style-name="P10"/>
      <text:list xml:id="list143625310788216" text:continue-numbering="true" text:style-name="WW8Num6">
        <text:list-item>
          <text:p text:style-name="P15">For the ERD in Figure 1, you should indicate applications of the 1-M relationship rule. For each 1-M relationship rule application, you should indicate the changes to the tables you listed in problem 1 including foreign key columns and NOT NULL constraints for foreign keys if necessary.</text:p>
        </text:list-item>
      </text:list>
      <text:p text:style-name="P16">Answer:</text:p>
      <text:p text:style-name="P27">1-M Relationships:</text:p>
      <text:p text:style-name="P24"><text:tab/>Institution and Loan</text:p>
      <text:p text:style-name="P24"><text:tab/>Student and Loan</text:p>
      <text:p text:style-name="P24"><text:tab/>Lender and Loan</text:p>
      <text:p text:style-name="P20"><text:span text:style-name="T9">Loan(</text:span><text:span text:style-name="T15">LoanNo</text:span><text:span text:style-name="T9">, </text:span><text:span text:style-name="T10">InstID, StdNo, LenderNo, </text:span><text:span text:style-name="T9">ProcDate, DisbMethod, DisbBank, DateAuth, <text:tab/>NoteValue, Subsidized, Rate</text:span></text:p>
      <text:p text:style-name="P25"><text:tab/><text:tab/>FOREIGN KEY ( InstID) REFERENCES Institution,</text:p>
      <text:p text:style-name="P25"><text:soft-page-break/><text:tab/><text:tab/>FOREIGN KEY ( StdNo) REFERENCES <text:s/>Student,</text:p>
      <text:p text:style-name="P25"><text:tab/><text:tab/>FOREIGN KEY ( LenderNo) REFERENCES Lender,</text:p>
      <text:p text:style-name="P23"><text:tab/><text:tab/><text:span text:style-name="T10">InstID NOT NULL,</text:span></text:p>
      <text:p text:style-name="P23"><text:span text:style-name="T10"><text:tab/><text:tab/></text:span><text:span text:style-name="T11">StdNo NOT NULL</text:span></text:p>
      <text:p text:style-name="P26"><text:tab/><text:tab/>Lender NOT NULL<text:span text:style-name="T18">)</text:span></text:p>
      <text:p text:style-name="P4"/>
      <text:list xml:id="list143625247955278" text:continue-numbering="true" text:style-name="WW8Num6">
        <text:list-item>
          <text:p text:style-name="P15">For the ERD in Figure 1, you should indicate applications of the M-N relationship rule. For each M-N relationship rule application, you should list the table name, primary key, and other columns.</text:p>
        </text:list-item>
      </text:list>
      <text:p text:style-name="P17">Answer:</text:p>
      <text:p text:style-name="P17">There are no M-N relationships in the ER diagram</text:p>
      <text:p text:style-name="P4"/>
      <text:list xml:id="list143624754301093" text:continue-numbering="true" text:style-name="WW8Num6">
        <text:list-item>
          <text:p text:style-name="P15">For the ERD in Figure 1, you should indicate applications of the identifying relationship rule. For each identifying relationship rule application, you should indicate the changes to the tables you listed in problem 2.</text:p>
        </text:list-item>
      </text:list>
      <text:p text:style-name="P17">Answer:</text:p>
      <text:p text:style-name="P19"><text:tab/><text:span text:style-name="T6">Loan and DisburseLine has identifying relationship.</text:span></text:p>
      <text:p text:style-name="P22"><text:span text:style-name="T9"><text:tab/>DisburseLine(</text:span><text:span text:style-name="T17">LoanNo</text:span><text:span text:style-name="T12">, </text:span><text:span text:style-name="T15">Datasent</text:span><text:span text:style-name="T9">, Amount, OrigFee, GuarFee</text:span></text:p>
      <text:p text:style-name="P22"><text:span text:style-name="T9"><text:tab/><text:tab/></text:span><text:span text:style-name="T12">FOREIGN KEY(LoanNo) REFERENCES Loan</text:span><text:span text:style-name="T13">)</text:span></text:p>
      <text:p text:style-name="P22"><text:span text:style-name="T13"><text:tab/><text:tab/></text:span><text:span text:style-name="T14">Loan NOT NULL</text:span></text:p>
      <text:p text:style-name="P13"/>
      <text:p text:style-name="P13"/>
      <text:p text:style-name="P14"/>
      <text:p text:style-name="P14"><text:soft-page-break/></text:p>
      <text:list xml:id="list143625061901278" text:continue-numbering="true" text:style-name="WW8Num6">
        <text:list-item>
          <text:p text:style-name="P11">Convert the ERD<text:alphabetical-index-mark text:string-value="ERD"/> shown in Figure 2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33"><draw:frame draw:style-name="fr2" draw:name="Object2" text:anchor-type="as-char" svg:width="6.832cm" svg:height="4.852cm" draw:z-index="1"><draw:object-ole xlink:href="./Object 2" xlink:type="simple" xlink:show="embed" xlink:actuate="onLoad"/><draw:image xlink:href="./ObjectReplacements/Object 2" xlink:type="simple" xlink:show="embed" xlink:actuate="onLoad"/></draw:frame></text:p>
      <text:p text:style-name="Figure_20_Title">Figure 2: ERD for Conversion Problem 5</text:p>
      <text:p text:style-name="P30">Answer:</text:p>
      <text:p text:style-name="P30">Conversion Rules:</text:p>
      <text:p text:style-name="P30">1. Entity Rule</text:p>
      <text:p text:style-name="P30">2. 1-M Conversion Rule</text:p>
      <text:p text:style-name="P30"/>
      <text:p text:style-name="P30">Account( AcctId, AcctName, Balance)</text:p>
      <text:p text:style-name="P30">PRIMARY KEY (AcctId)</text:p>
      <text:p text:style-name="P30">FOREIGN KEY(AcctType) references Account</text:p>
      <text:p text:style-name="Figure_20_Title"/>
      <text:p text:style-name="Figure_20_Title"/>
      <text:p text:style-name="Figure_20_Title"/>
      <text:p text:style-name="Figure_20_Title"/>
      <text:list xml:id="list143625289314046" text:continue-numbering="true" text:style-name="WW8Num6">
        <text:list-item>
          <text:p text:style-name="P11"><text:soft-page-break/>Convert the ERD<text:alphabetical-index-mark text:string-value="ERD"/> shown in Figure 3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9"><draw:frame draw:style-name="fr3" draw:name="Object3" text:anchor-type="as-char" svg:width="9.079cm" svg:height="2.672cm" draw:z-index="2"><draw:object-ole xlink:href="./Object 3" xlink:type="simple" xlink:show="embed" xlink:actuate="onLoad"/><draw:image xlink:href="./ObjectReplacements/Object 3" xlink:type="simple" xlink:show="embed" xlink:actuate="onLoad"/></draw:frame></text:p>
      <text:p text:style-name="Figure_20_Title">Figure 3: ERD for Conversion Problem 6</text:p>
      <text:h text:style-name="P2" text:outline-level="1">Answer:</text:h>
      <text:p text:style-name="P6"><text:span text:style-name="T8">1. </text:span><text:span text:style-name="T7">Entiti Conversion Rule</text:span></text:p>
      <text:p text:style-name="P5"><text:span text:style-name="T7">Owner(OwnId, OwnName, OwnPhone)</text:span></text:p>
      <text:p text:style-name="P5"><text:span text:style-name="T7">PRIMARY KEY(OwnId)</text:span></text:p>
      <text:p text:style-name="P6"><text:span text:style-name="T7">Property(PropId, BldgName,Unit No,Bdrms)</text:span></text:p>
      <text:p text:style-name="P6"><text:span text:style-name="T7">PRIMARYKEY(PropId)</text:span></text:p>
      <text:p text:style-name="P6"><text:span text:style-name="T7"/></text:p>
      <text:p text:style-name="P6"><text:span text:style-name="T7">2. 1-M relationship conversion</text:span></text:p>
      <text:p text:style-name="P6"><text:span text:style-name="T7">There are no 1-M relationships</text:span></text:p>
      <text:p text:style-name="P6"><text:span text:style-name="T7"/></text:p>
      <text:p text:style-name="P6"><text:span text:style-name="T7">3. M-M relationship conversion</text:span></text:p>
      <text:p text:style-name="P6"><text:span text:style-name="T7">Create table shares</text:span></text:p>
      <text:p text:style-name="P6"><text:span text:style-name="T7">Shares(OwnId, PropId, StartWeek, EndWeek)</text:span></text:p>
      <text:p text:style-name="P6"><text:span text:style-name="T7">PRIMARY KEY(OwnId,PropId)</text:span></text:p>
      <text:p text:style-name="P8">FOREIGN KEY(OwnId) REFERENCES Owner,</text:p>
      <text:p text:style-name="P31"><text:soft-page-break/>FOREIGN KEY(PropID) REFERENCES Property,</text:p>
      <text:p text:style-name="P32">OwnId NOT NULL</text:p>
      <text:p text:style-name="P32">PropId NOT NULL)</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apple-system" svg:font-family="apple-system, BlinkMacSystemFont, 'Segoe UI', Helvetica, Arial, sans-serif, 'Apple Color Emoji', 'Segoe UI Emoji'"/>
    <style:font-face style:name="Courier New" svg:font-family="'Courier New'" style:font-family-generic="modern"/>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11">
      <number:day/>
      <number:text>/</number:text>
      <number:month/>
      <number:text>/</number:text>
      <number:year number:style="long"/>
    </number:date-style>
  </office:automatic-styles>
  <office:master-styles>
    <style:master-page style:name="Standard" style:page-layout-name="Mpm1">
      <style:header>
        <text:p text:style-name="Header"><text:date style:data-style-name="N111" text:date-value="2020-10-22T14:36:23.954003755">10/22/2020</text:date><text:tab/>Assignment for Module 10<text:tab/>Page <text:span text:style-name="Page_20_Number"><text:page-number text:select-page="current">6</text:page-number></text:span></text:p>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2:35:00</meta:creation-date>
    <dc:date>2020-10-22T14:36:23.861232566</dc:date>
    <meta:print-date>2015-08-24T14:54:00</meta:print-date>
    <meta:editing-cycles>216</meta:editing-cycles>
    <meta:editing-duration>PT6H16M3S</meta:editing-duration>
    <meta:document-statistic meta:table-count="0" meta:image-count="0" meta:object-count="3" meta:page-count="6" meta:paragraph-count="63" meta:word-count="492" meta:character-count="3309" meta:non-whitespace-character-count="2849"/>
    <meta:generator>LibreOffice/6.0.7.3$Linux_X86_64 LibreOffice_project/00m0$Build-3</meta:generator>
  </office:meta>
</office:document-meta>
</file>